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20pt" fo:font-weight="normal" officeooo:rsid="0006eee0" officeooo:paragraph-rsid="0006eee0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20pt" fo:font-weight="normal" officeooo:rsid="0008bc19" officeooo:paragraph-rsid="0008bc19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20pt" fo:font-weight="bold" officeooo:rsid="0006eee0" officeooo:paragraph-rsid="0006eee0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20pt" fo:font-weight="bold" officeooo:rsid="0006eee0" officeooo:paragraph-rsid="000889b8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20pt" fo:font-weight="bold" officeooo:rsid="000889b8" officeooo:paragraph-rsid="000889b8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24pt" fo:font-weight="bold" officeooo:rsid="0006eee0" officeooo:paragraph-rsid="0006eee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24pt" fo:font-weight="bold" officeooo:rsid="0006eee0" officeooo:paragraph-rsid="0006eee0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24pt" fo:font-weight="bold" officeooo:rsid="000889b8" officeooo:paragraph-rsid="000889b8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32pt" fo:font-weight="bold" officeooo:rsid="0006eee0" officeooo:paragraph-rsid="0006eee0" style:font-size-asian="32pt" style:font-weight-asian="bold" style:font-size-complex="3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5pt" fo:font-weight="normal" officeooo:rsid="0008bc19" officeooo:paragraph-rsid="0008bc19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55308d" loext:opacity="100%" style:font-name="Liberation Mono" fo:font-size="18pt" fo:font-weight="bold" officeooo:rsid="0008e684" officeooo:paragraph-rsid="0008e684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55308d" loext:opacity="100%" style:font-name="Liberation Mono" fo:font-size="18pt" fo:font-weight="bold" officeooo:rsid="0008e684" officeooo:paragraph-rsid="0008e684" style:font-size-asian="18pt" style:font-weight-asian="bold" style:font-size-complex="1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9b8" style:font-weight-asian="normal" style:font-weight-complex="normal"/>
    </style:style>
    <style:style style:name="T4" style:family="text">
      <style:text-properties fo:font-weight="normal" officeooo:rsid="0008bc19" style:font-weight-asian="normal" style:font-weight-complex="normal"/>
    </style:style>
    <style:style style:name="T5" style:family="text">
      <style:text-properties fo:font-weight="normal" officeooo:rsid="0008e684" style:font-weight-asian="normal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font-weight="normal" officeooo:rsid="000889b8" style:font-size-asian="20pt" style:font-weight-asian="normal" style:font-size-complex="20pt" style:font-weight-complex="normal"/>
    </style:style>
    <style:style style:name="T8" style:family="text">
      <style:text-properties officeooo:rsid="0008bc19"/>
    </style:style>
    <style:style style:name="T9" style:family="text">
      <style:text-properties fo:color="#e16173" loext:opacity="100%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azziCLAY Resume</text:p>
      <text:p text:style-name="P1"/>
      <text:p text:style-name="P1">Привет, меня зовут FazziCLAY, это предпочтительное имя, так как мы в интернетах, ну а realname у меня <text:span text:style-name="T1">Станислав Миронов</text:span>.</text:p>
      <text:p text:style-name="P1"/>
      <text:p text:style-name="P1">Увлекаюсь <text:span text:style-name="T8">М</text:span>айнкрафтом с 2015(бедрок)</text:p>
      <text:p text:style-name="P1">с 2018 - Java Edition</text:p>
      <text:p text:style-name="P1">Программированием в целом с конца 2019.</text:p>
      <text:p text:style-name="P1"/>
      <text:p text:style-name="P2">Перфекционист, пытаюсь всё сделать идеально.</text:p>
      <text:p text:style-name="P10"><text:span text:style-name="T9">love music &lt;3</text:span></text:p>
      <text:p text:style-name="P10"><text:span text:style-name="T9"/></text:p>
      <text:p text:style-name="P1"/>
      <text:p text:style-name="P7">*-* Мои Навыки *-*</text:p>
      <text:p text:style-name="P3">- Python<text:span text:style-name="T2"> – </text:span><text:a xlink:type="simple" xlink:href="https://discordpy.readthedocs.io/en/stable/" text:style-name="Internet_20_link" text:visited-style-name="Visited_20_Internet_20_Link"><text:span text:style-name="T2">discord.py</text:span></text:a><text:span text:style-name="T2">, куча скриптов для быстродействия. </text:span><text:span text:style-name="T3">Парсеры, вообщем то для чего python и предназначен.</text:span></text:p>
      <text:p text:style-name="P6"><text:a xlink:type="simple" xlink:href="https://github.com/fazziCLAY/spapi" text:style-name="Internet_20_link" text:visited-style-name="Visited_20_Internet_20_Link"><text:span text:style-name="T6">Spapi</text:span></text:a><text:span text:style-name="T6">. </text:span><text:span text:style-name="T7">Sublime Text.</text:span></text:p>
      <text:p text:style-name="P3"><text:span text:style-name="T2"/></text:p>
      <text:p text:style-name="P3">- HTML/css/js<text:span text:style-name="T2"> – </text:span><text:a xlink:type="simple" xlink:href="https://fazziclay.github.io/" text:style-name="Internet_20_link" text:visited-style-name="Visited_20_Internet_20_Link"><text:span text:style-name="T2">My web-site</text:span></text:a><text:span text:style-name="T2">, </text:span><text:span text:style-name="T3">кастомная home-страница в браузере. </text:span><text:span text:style-name="T5">Также есть опыт покупки доменов.</text:span></text:p>
      <text:p text:style-name="P6"><text:a xlink:type="simple" xlink:href="https://github.com/FazziCLAY/fazziclay.github.io" text:style-name="Internet_20_link" text:visited-style-name="Visited_20_Internet_20_Link"><text:span text:style-name="T6">github-pages</text:span></text:a><text:span text:style-name="T6">, </text:span><text:a xlink:type="simple" xlink:href="https://fazziclay.github.io/opentoday/" text:style-name="Internet_20_link" text:visited-style-name="Visited_20_Internet_20_Link"><text:span text:style-name="T7">OpenToday-page</text:span></text:a><text:span text:style-name="T7">. Sublime Text.</text:span></text:p>
      <text:p text:style-name="P3"><text:span text:style-name="T2"/></text:p>
      <text:p text:style-name="P3">- Java<text:span text:style-name="T2"> – Minecraft/Android etc…</text:span></text:p>
      <text:p text:style-name="P8"><text:a xlink:type="simple" xlink:href="https://github.com/FazziCLAY/OpenToday" text:style-name="Internet_20_link" text:visited-style-name="Visited_20_Internet_20_Link"><text:span text:style-name="T6">OpenToday</text:span></text:a><text:span text:style-name="T6">, </text:span><text:a xlink:type="simple" xlink:href="https://github.com/FazziCLAY/OpenVkInDiscord" text:style-name="Internet_20_link" text:visited-style-name="Visited_20_Internet_20_Link"><text:span text:style-name="T6">OpenVkInDiscord</text:span></text:a><text:span text:style-name="T6">, </text:span><text:a xlink:type="simple" xlink:href="https://github.com/FazziCLAY/JanConf" text:style-name="Internet_20_link" text:visited-style-name="Visited_20_Internet_20_Link"><text:span text:style-name="T6">JanConf</text:span></text:a><text:span text:style-name="T6">, </text:span><text:a xlink:type="simple" xlink:href="https://github.com/FazziCLAY/OpenDiscordVerify" text:style-name="Internet_20_link" text:visited-style-name="Visited_20_Internet_20_Link"><text:span text:style-name="T6">OpenDiscordVerify</text:span></text:a><text:span text:style-name="T6">, </text:span><text:a xlink:type="simple" xlink:href="https://github.com/FazziCLAY/OpenTodayTelemetry" text:style-name="Internet_20_link" text:visited-style-name="Visited_20_Internet_20_Link"><text:span text:style-name="T6">OpenTodayTelemetry…</text:span></text:a></text:p>
      <text:p text:style-name="P8"><text:soft-page-break/><text:span text:style-name="T6">IntellijIdea, Android Studio.</text:span></text:p>
      <text:p text:style-name="P5"><text:span text:style-name="T2"/></text:p>
      <text:p text:style-name="P4"><text:span text:style-name="T2"/></text:p>
      <text:p text:style-name="P3">- Linux<text:span text:style-name="T2"> – с 2021 основная OS. </text:span><text:span text:style-name="T3">С 2019 покупаю VDS на нём </text:span><text:span text:style-name="T4">для майнкрафт серверов(и BE и JE)</text:span><text:span text:style-name="T3">.</text:span><text:span text:style-name="T2"> </text:span><text:span text:style-name="T3">Grub2, dualboot windows, ssh с телефона(JuseSSH, быстрое исправление ошибок)</text:span></text:p>
      <text:p text:style-name="P5"><text:span text:style-name="T2">Использовал(-ую): far2l, Ubuntu LxQt, Xfce, Firefox, VeraCrypt. </text:span><text:bookmark-start text:name="__DdeLink__3_2670693188"/><text:a xlink:type="simple" xlink:href="https://kernel.org/" text:style-name="Internet_20_link" text:visited-style-name="Visited_20_Internet_20_Link"><text:span text:style-name="T4">Kernel.org</text:span></text:a><text:bookmark-end text:name="__DdeLink__3_2670693188"/><text:span text:style-name="T4">.</text:span></text:p>
      <text:p text:style-name="P5"><text:span text:style-name="T4"/></text:p>
      <text:p text:style-name="P5"><text:span text:style-name="T4"/></text:p>
      <text:p text:style-name="P11"><text:span text:style-name="T4">У</text:span><text:span text:style-name="T2">чусь новому, если вижу необходимость.</text:span></text:p>
      <text:p text:style-name="P11"><text:span text:style-name="T2"/></text:p>
      <text:p text:style-name="P12"><text:span text:style-name="T2">~ <text:s/>FazziCLAY</text:span></text:p>
      <text:p text:style-name="P12"><text:span text:style-name="T2">~ 2023.02.0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9:46:21.503969972</meta:creation-date>
    <meta:generator>LibreOffice/7.3.7.2$Linux_X86_64 LibreOffice_project/30$Build-2</meta:generator>
    <dc:date>2023-02-05T20:18:16.412053981</dc:date>
    <meta:editing-duration>PT8M37S</meta:editing-duration>
    <meta:editing-cycles>2</meta:editing-cycles>
    <meta:document-statistic meta:table-count="0" meta:image-count="0" meta:object-count="0" meta:page-count="2" meta:paragraph-count="20" meta:word-count="139" meta:character-count="1014" meta:non-whitespace-character-count="890"/>
  </office:meta>
</office:document-meta>
</file>